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P4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language="es" fo:country="ES" fo:font-style="normal" fo:font-weight="normal"/>
    </style:style>
    <style:style style:name="P5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6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333333" style:font-name="Lato" fo:letter-spacing="normal" fo:font-style="normal" fo:font-weight="normal"/>
    </style:style>
    <style:style style:name="T2" style:family="text">
      <style:text-properties fo:font-variant="normal" fo:text-transform="none" fo:color="#333333" style:font-name="Lato" fo:letter-spacing="normal" fo:font-style="normal" fo:font-weight="normal" officeooo:rsid="00010120"/>
    </style:style>
    <style:style style:name="T3" style:family="text"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T4" style:family="text">
      <style:text-properties fo:font-variant="normal" fo:text-transform="none" fo:color="#333333" style:font-name="Lato" fo:letter-spacing="normal" fo:language="es" fo:country="ES" fo:font-style="normal" fo:font-weight="normal" officeooo:rsid="00010120"/>
    </style:style>
    <style:style style:name="T5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6" style:family="text">
      <style:text-properties fo:font-variant="normal" fo:text-transform="none" fo:color="#333333" style:font-name="Lato" fo:font-size="12pt" fo:letter-spacing="normal" fo:language="es" fo:country="ES" fo:font-style="normal" fo:font-weight="normal"/>
    </style:style>
    <style:style style:name="T7" style:family="text">
      <style:text-properties fo:font-variant="normal" fo:text-transform="none" fo:color="#191919" style:font-name="Lato" fo:letter-spacing="normal" fo:font-style="normal" fo:font-weight="bold"/>
    </style:style>
    <style:style style:name="T8" style:family="text">
      <style:text-properties fo:font-variant="normal" fo:text-transform="none" fo:color="#191919" style:font-name="Lato" fo:letter-spacing="normal" fo:language="es" fo:country="ES" fo:font-style="normal" fo:font-weight="bold"/>
    </style:style>
    <style:style style:name="T9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10" style:family="text">
      <style:text-properties fo:font-variant="normal" fo:text-transform="none" fo:color="#191919" style:font-name="Lato" fo:font-size="12pt" fo:letter-spacing="normal" fo:language="es" fo:country="ES" fo:font-style="normal" fo:font-weight="bold"/>
    </style:style>
    <style:style style:name="T11" style:family="text">
      <style:text-properties fo:font-variant="normal" fo:text-transform="none" fo:color="#f33784" style:text-line-through-style="none" style:text-line-through-type="none" style:font-name="Lato" fo:font-size="12pt" fo:letter-spacing="normal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f33784" style:text-line-through-style="none" style:text-line-through-type="none" style:font-name="Lato" fo:font-size="12pt" fo:letter-spacing="normal" fo:language="es" fo:country="ES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Conforme vayamos avanzando es nuestro conocimiento y empecemos a trabajar en proyecto</text:span><text:span text:style-name="T4">s</text:span><text:span text:style-name="T3"> reales y en proyectos grandes oíremos hablar de un término como </text:span><text:span text:style-name="Strong_20_Emphasis"><text:span text:style-name="T8">optimización de CSS</text:span></text:span><text:span text:style-name="T3">.</text:span></text:p>
      <text:p text:style-name="P3">Pero, ¿qué es eso realmente?. Si tenemos que resumirlo de manera concisa diremos que optimizar nuestro CSS es:</text:p>
      <text:list xml:id="list3149178946" text:style-name="L1">
        <text:list-item>
          <text:p text:style-name="P4">Minimizar el CSS para subirlo a producción (quitar cualquier espacio en blanco).</text:p>
        </text:list-item>
        <text:list-item>
          <text:p text:style-name="P4">Borrar reglas innecesarias y duplicadas.</text:p>
        </text:list-item>
        <text:list-item>
          <text:p text:style-name="P4">Ordenar las propiedades de nuestras reglas o selectores por orden alfabético para que todo sea más legible y fácil de mantener.</text:p>
        </text:list-item>
        <text:list-item>
          <text:p text:style-name="P4">Poner el CSS en la cabecera (aunque es eso algo sobre lo que ya hemos insistido).</text:p>
        </text:list-item>
        <text:list-item>
          <text:p text:style-name="P5"><text:span text:style-name="T6">Si el CSS es muy grande lo partiremos en varios (varias etiquetas </text:span><text:span text:style-name="Strong_20_Emphasis"><text:span text:style-name="T10">link</text:span></text:span><text:span text:style-name="T6">).</text:span></text:p>
        </text:list-item>
        <text:list-item>
          <text:p text:style-name="P4">Organizar las reglas poniendo las que tengan relación juntas.</text:p>
        </text:list-item>
        <text:list-item>
          <text:p text:style-name="P4">Documentar tus ficheros CSS.</text:p>
        </text:list-item>
      </text:list>
      <text:p text:style-name="P3">Para ayudaros con estas tareas existen muchas herramientas pero yo os recomiendo estas:</text:p>
      <text:list xml:id="list517359244" text:style-name="L2">
        <text:list-item>
          <text:p text:style-name="P6"><text:a xlink:type="simple" xlink:href="http://www.cssminifier.com/" office:target-frame-name="_blank" xlink:show="new" text:style-name="Internet_20_link" text:visited-style-name="Visited_20_Internet_20_Link"><text:span text:style-name="T12">CSS Minifier</text:span></text:a></text:p>
        </text:list-item>
        <text:list-item>
          <text:p text:style-name="P6"><text:a xlink:type="simple" xlink:href="https://www.cssportal.com/css-optimize/" office:target-frame-name="_blank" xlink:show="new" text:style-name="Internet_20_link" text:visited-style-name="Visited_20_Internet_20_Link"><text:span text:style-name="T12">CSS Optimizer</text:span></text:a></text:p>
        </text:list-item>
        <text:list-item>
          <text:p text:style-name="P6"><text:a xlink:type="simple" xlink:href="http://unused-css.com/" office:target-frame-name="_blank" xlink:show="new" text:style-name="Internet_20_link" text:visited-style-name="Visited_20_Internet_20_Link"><text:span text:style-name="T12">Unused CSS</text:span>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10T12:11:30.008000000</dc:date>
    <meta:editing-duration>PT3M23S</meta:editing-duration>
    <meta:editing-cycles>1</meta:editing-cycles>
    <meta:document-statistic meta:table-count="0" meta:image-count="0" meta:object-count="0" meta:page-count="1" meta:paragraph-count="13" meta:word-count="153" meta:character-count="902" meta:non-whitespace-character-count="772"/>
  </office:meta>
</office:document-meta>
</file>